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RoundedMTBold" svg:font-family="ArialRoundedMTBold"/>
    <style:font-face style:name="OpenSymbol" svg:font-family="OpenSymbol"/>
    <style:font-face style:name="StarSymbol" svg:font-family="StarSymbol"/>
    <style:font-face style:name="Tahoma1" svg:font-family="Tahoma"/>
    <style:font-face style:name="CenturyGothic" svg:font-family="CenturyGothic"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DejaVu Sans"/>
    </style:style>
    <style:style style:name="P2" style:family="paragraph" style:parent-style-name="Standard">
      <style:paragraph-properties fo:text-align="center" style:justify-single-word="false"/>
      <style:text-properties style:font-name="DejaVu Sans"/>
    </style:style>
    <style:style style:name="P3" style:family="paragraph" style:parent-style-name="Standard">
      <style:paragraph-properties fo:text-align="start" style:justify-single-word="false"/>
      <style:text-properties style:font-name="DejaVu Sans"/>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DejaVu Sans" fo:font-weight="normal" style:font-weight-asian="normal" style:font-weight-complex="normal"/>
    </style:style>
    <style:style style:name="P6" style:family="paragraph" style:parent-style-name="Standard">
      <style:text-properties style:font-name="DejaVu Sans" fo:font-weight="normal" style:font-name-asian="ArialRoundedMTBold" style:font-weight-asian="normal" style:font-name-complex="ArialRoundedMTBold" style:font-weight-complex="normal"/>
    </style:style>
    <style:style style:name="P7"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8" style:family="paragraph" style:parent-style-name="Heading">
      <style:text-properties style:font-name="DejaVu Sans"/>
    </style:style>
    <style:style style:name="P9" style:family="paragraph" style:parent-style-name="Contents_20_Heading">
      <style:paragraph-properties fo:break-before="page"/>
    </style:style>
    <style:style style:name="P10" style:family="paragraph" style:parent-style-name="Heading_20_1">
      <style:paragraph-properties fo:text-align="center" style:justify-single-word="false"/>
      <style:text-properties style:font-name="DejaVu Sans" fo:font-weight="normal" style:font-weight-asian="normal" style:font-weight-complex="normal"/>
    </style:style>
    <style:style style:name="P11" style:family="paragraph" style:parent-style-name="Standard" style:master-page-name="First_20_Page">
      <style:paragraph-properties style:page-number="auto"/>
      <style:text-properties style:font-name="DejaVu Sans"/>
    </style:style>
    <style:style style:name="P12" style:family="paragraph" style:parent-style-name="Standard" style:master-page-name="Index">
      <style:paragraph-properties style:page-number="auto"/>
      <style:text-properties style:font-name="DejaVu Sans" fo:font-size="10pt" style:font-size-asian="10pt" style:font-size-complex="10pt"/>
    </style:style>
    <style:style style:name="P13" style:family="paragraph" style:parent-style-name="Standard">
      <style:text-properties style:font-name="DejaVu Sans"/>
    </style:style>
    <style:style style:name="P14" style:family="paragraph" style:parent-style-name="Standard">
      <style:text-properties style:font-name="DejaVu Sans" fo:font-size="10pt" style:font-size-asian="10pt" style:font-size-complex="10pt"/>
    </style:style>
    <style:style style:name="P15" style:family="paragraph" style:parent-style-name="Standard" style:list-style-name="L1">
      <style:text-properties style:font-name="DejaVu Sans"/>
    </style:style>
    <style:style style:name="P16" style:family="paragraph" style:parent-style-name="Standard" style:list-style-name="L2">
      <style:text-properties style:font-name="DejaVu Sans"/>
    </style:style>
    <style:style style:name="P17" style:family="paragraph" style:parent-style-name="Standard">
      <style:text-properties style:font-name="DejaVu Sans" fo:font-weight="normal" style:font-weight-asian="normal" style:font-weight-complex="normal"/>
    </style:style>
    <style:style style:name="P18" style:family="paragraph" style:parent-style-name="Standard" style:list-style-name="L3">
      <style:text-properties style:font-name="DejaVu Sans"/>
    </style:style>
    <style:style style:name="P19" style:family="paragraph" style:parent-style-name="Standard" style:master-page-name="Standard">
      <style:paragraph-properties style:page-number="auto"/>
      <style:text-properties style:font-name="DejaVu Sans" fo:font-size="10pt" style:font-size-asian="10pt" style:font-size-complex="10pt"/>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paragraph-properties fo:text-align="center" style:justify-single-word="false"/>
      <style:text-properties style:font-name="DejaVu Sans" fo:font-weight="normal" style:font-weight-asian="normal" style:font-weight-complex="normal"/>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Header">
      <style:paragraph-properties fo:text-align="start" style:justify-single-word="false" style:text-autospace="none"/>
    </style:style>
    <style:style style:name="P24" style:family="paragraph" style:parent-style-name="Footer">
      <style:paragraph-properties fo:text-align="end" style:justify-single-word="false"/>
    </style:style>
    <style:style style:name="P2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26"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27" style:family="paragraph" style:parent-style-name="Contents_20_Heading">
      <style:paragraph-properties fo:break-before="page"/>
    </style:style>
    <style:style style:name="P28" style:family="paragraph" style:parent-style-name="Heading_20_2">
      <style:paragraph-properties>
        <style:tab-stops>
          <style:tab-stop style:position="0.2528in"/>
        </style:tab-stops>
      </style:paragraph-properties>
      <style:text-properties style:font-name="DejaVu San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style:font-name="DejaVu Sans" fo:font-size="9pt" style:font-name-asian="CenturyGothic" style:font-size-asian="9pt" style:font-name-complex="CenturyGothic" style:font-size-complex="9pt"/>
    </style:style>
    <style:style style:name="T4" style:family="text">
      <style:text-properties style:font-name="DejaVu Sans"/>
    </style:style>
    <style:style style:name="T5" style:family="text">
      <style:text-properties style:font-name="DejaVu Sans" fo:font-size="9pt" style:font-name-asian="CenturyGothic" style:font-size-asian="9pt" style:font-name-complex="CenturyGothic" style:font-size-complex="9pt"/>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DD JavaScrip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7">By: <text:initial-creator>Rob Levin</text:initial-creator></text:p>
      <text:p text:style-name="P7">Version: 0.0.1</text:p>
      <text:p text:style-name="P7">Dated: <text:date style:data-style-name="N78" text:date-value="2009-10-19T20:26:35" text:fixed="true">Mon, October 19, 2009</text:date></text:p>
      <text:p text:style-name="P7">License: <text:span text:style-name="T1">This document is licensed under the Attribution-NonCommercial-ShareAlike 3.0 Unsupported</text:span></text:p>
      <text:p text:style-name="P26"><text:span text:style-name="T5">Template Author: </text:span><text:a xlink:type="simple" xlink:href="http://templates.services.openoffice.org/en/user/10304"><text:span text:style-name="T2">mayankjohri</text:span></text:a></text:p>
      <text:p text:style-name="P23"><text:soft-page-break/><text:span text:style-name="T1">License, available at </text:span><text:a xlink:type="simple" xlink:href="http://creativecommons.org/licenses/by-nc-sa/3.0"><text:span text:style-name="T1">http://creativecommons.org/licenses/by-nc-sa/3.0</text:span></text:a><text:span text:style-name="T1"> </text:span></text:p>
      <text:p text:style-name="Footer"><text:span text:style-name="T3"/></text:p>
      <text:p text:style-name="P9">Disclaimer</text:p>
      <text:p text:style-name="P1">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1"/>
      <table:table table:name="Table1" table:style-name="Table1">
        <table:table-column table:style-name="Table1.A"/>
        <table:table-column table:style-name="Table1.B"/>
        <table:table-row>
          <table:table-cell table:style-name="Table1.A1" office:value-type="string">
            <text:p text:style-name="P5">Title</text:p>
          </table:table-cell>
          <table:table-cell table:style-name="Table1.B1" office:value-type="string">
            <text:p text:style-name="P5"><text:title>TDD JavaScript</text:title></text:p>
          </table:table-cell>
        </table:table-row>
        <table:table-row>
          <table:table-cell table:style-name="Table1.A2" office:value-type="string">
            <text:p text:style-name="P5">Author</text:p>
          </table:table-cell>
          <table:table-cell table:style-name="Table1.B2" office:value-type="string">
            <text:p text:style-name="P5"><text:initial-creator>Rob Levin</text:initial-creator></text:p>
          </table:table-cell>
        </table:table-row>
        <table:table-row>
          <table:table-cell table:style-name="Table1.A2" office:value-type="string">
            <text:p text:style-name="P5">Email</text:p>
          </table:table-cell>
          <table:table-cell table:style-name="Table1.B2" office:value-type="string">
            <text:p text:style-name="P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5">Version</text:p>
          </table:table-cell>
          <table:table-cell table:style-name="Table1.B2" office:value-type="string">
            <text:p text:style-name="P5">0.0.1</text:p>
          </table:table-cell>
        </table:table-row>
        <table:table-row>
          <table:table-cell table:style-name="Table1.A2" office:value-type="string">
            <text:p text:style-name="P6">Document Date</text:p>
          </table:table-cell>
          <table:table-cell table:style-name="Table1.B2" office:value-type="string">
            <text:p text:style-name="P6"><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9">Table of Contents</text:p>
          </text:index-title>
          <text:p text:style-name="P20">Introduction<text:tab/>4</text:p>
          <text:p text:style-name="P22"><text:s/>1.1. Why this book?<text:tab/>5</text:p>
          <text:p text:style-name="P22"><text:s/>1.2. Rationale<text:tab/>5</text:p>
          <text:p text:style-name="P22"><text:s/>1.3. Goals of this book<text:tab/>5</text:p>
          <text:p text:style-name="P22"><text:s/>1.4. Who should read?<text:tab/>5</text:p>
          <text:p text:style-name="P20">Notes to self<text:tab/>6</text:p>
          <text:p text:style-name="P22"><text:s/>2.1 Debugging Mindset<text:tab/>6</text:p>
        </text:index-body>
      </text:table-of-content>
      <text:p text:style-name="P4"/>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0" text:outline-level="1" text:is-list-header="true">Introduction</text:h>
      <text:p text:style-name="P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Introduction<text:tab/>4</text:p>
          <text:p text:style-name="P22"><text:s/>1.1. Why this book?<text:tab/>5</text:p>
          <text:p text:style-name="P22"><text:s/>1.2. Rationale<text:tab/>5</text:p>
          <text:p text:style-name="P22"><text:s/>1.3. Goals of this book<text:tab/>5</text:p>
          <text:p text:style-name="P22"><text:s/>1.4. Who should read?<text:tab/>5</text:p>
        </text:index-body>
      </text:table-of-content>
      <text:p text:style-name="P5"/>
      <text:p text:style-name="P19"/>
      <text:h text:style-name="P28" text:outline-level="2"><text:s/>Why this book?</text:h>
      <text:p text:style-name="P1">While there are a plethora of solid JavaScript books, blogs, etc., information on testing JavaScript is scattered across the net and a bit cumbersome to wade through. The author's hope is to remedy this with a nice “ramp up” document for developers that need to get up and running quickly. </text:p>
      <text:h text:style-name="P28" text:outline-level="2"><text:s/>Rationale</text:h>
      <text:p text:style-name="P1">One of the author's complaints of some programming books, is that they usually put off getting in to things like debugging and testing until very late in the book. This is a bit of a shame because debugging and testing are not only indispensable skills, they're actually quite helpful in aiding the learning of a new language. </text:p>
      <text:p text:style-name="P1"/>
      <text:p text:style-name="P1">One example of a great book (if you've been involved in Ruby on Rails), is the infamous Agile Web Development with Rails, Third Edition. This is probably the most exhaustive and complete book on RoR and a must have if you plan to work with this framework. However, they wait until Chapter 14 to get into testing an already finished project built up over the first 13 chapters! Although the chapter is in fact quite good, it would have been much more effective had the testing been done as the project was built. </text:p>
      <text:p text:style-name="P1"/>
      <text:p text:style-name="P1">An example of using testing to <text:span text:style-name="T7">learn and confirm</text:span> features of a new language can be found in the second part of Kent Beck's TDD By Example, Mr. Beck actually uses unit testing to both “play” with Python and build a unit testing framework from thin air!</text:p>
      <text:h text:style-name="P28" text:outline-level="2"><text:s/>Goals of this book</text:h>
      <text:p text:style-name="P1">This book is <text:span text:style-name="T6">not</text:span> meant to be an exhaustive reference or even complete tutorial on JavaScript – there are already a number of good choices for that: </text:p>
      <text:list text:style-name="L1">
        <text:list-item>
          <text:p text:style-name="P15">JavaScript: The Good Parts by Douglas Crockford</text:p>
        </text:list-item>
        <text:list-item>
          <text:p text:style-name="P15">JavaScript: The Definitive Guide by David Flanagan</text:p>
        </text:list-item>
        <text:list-item>
          <text:p text:style-name="P15">Professional JavaScript for Web Developers by Nicholas C. Zakas</text:p>
        </text:list-item>
        <text:list-item>
          <text:p text:style-name="P15">Books and blogs by John Resig</text:p>
        </text:list-item>
      </text:list>
      <text:p text:style-name="P1">There may be others as well – these are some the author can vouch for.</text:p>
      <text:p text:style-name="P1"/>
      <text:p text:style-name="P1">This book's primary goals are:</text:p>
      <text:list text:style-name="L2">
        <text:list-item>
          <text:p text:style-name="P16">Get you up and running using JavaScript AND testing quickly</text:p>
        </text:list-item>
        <text:list-item>
          <text:p text:style-name="P16">Act as a convenient point of departure for those that want to move on to more authoritative tomes (see books above)</text:p>
        </text:list-item>
        <text:list-item>
          <text:p text:style-name="P16">Show you how to use some of the industry standard tools for developing JavaScript</text:p>
        </text:list-item>
      </text:list>
      <text:h text:style-name="P28" text:outline-level="2"><text:s/>Who should read?</text:h>
      <text:p text:style-name="P1">This book is aimed at a cross-section of readers:</text:p>
      <text:list text:style-name="L3">
        <text:list-item>
          <text:p text:style-name="P18">Those that are either coming to JavaScript from another language (eg Java, PHP, C#, etc.)</text:p>
        </text:list-item>
        <text:list-item>
          <text:p text:style-name="P18">JavaScript programmers that like the idea of TDD JavaScript development, but aren't sure where to start</text:p>
        </text:list-item>
        <text:list-item>
          <text:p text:style-name="P18">Those that have avoided JavaScript like the plague in favor of server side programming, but now find themselves in a project that demands client-side programming skills.</text:p>
        </text:list-item>
        <text:list-item>
          <text:p text:style-name="P18">Although this book isn't trying to be for newbies, I can't imagine that the exploration of testing frameworks and setting up of a solid JavaScript development environment couldn't be a helpful supplement.</text:p>
        </text:list-item>
      </text:list>
      <text:p text:style-name="P1"><text:soft-page-break/>If you are already a JavaScript guru, have already set up a complete TDD JavaScript environment, etc., this book may seem a bit slow to you. You may want to cherry pick the chapters that interest you specifically. Perhaps there's a tool covered that you just haven't got around to using yet? I</text:p>
      <text:p text:style-name="P1"/>
      <text:p text:style-name="P1"/>
      <text:p text:style-name="P1"/>
      <text:p text:style-name="P1"/>
      <text:p text:style-name="P4"/>
      <text:p text:style-name="P4"/>
      <text:p text:style-name="P4"/>
      <text:h text:style-name="P10" text:outline-level="1" text:is-list-header="true">Notes to self</text:h>
      <text:p text:style-name="P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Notes to self<text:tab/>7</text:p>
          <text:p text:style-name="P22"><text:s/>2.1 Debugging Mindset<text:tab/>7</text:p>
        </text:index-body>
      </text:table-of-content>
      <text:p text:style-name="P5"/>
      <text:p text:style-name="P1"/>
      <text:p text:style-name="P1"/>
      <text:p text:style-name="P4"/>
      <text:h text:style-name="P28" text:outline-level="2" text:is-list-header="true"><text:s/>2.1 Debugging Mindset</text:h>
      <text:p text:style-name="P1"/>
      <text:p text:style-name="P1">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RoundedMTBold" svg:font-family="ArialRoundedMTBold"/>
    <style:font-face style:name="OpenSymbol" svg:font-family="OpenSymbol"/>
    <style:font-face style:name="StarSymbol" svg:font-family="StarSymbol"/>
    <style:font-face style:name="Tahoma1" svg:font-family="Tahoma"/>
    <style:font-face style:name="CenturyGothic" svg:font-family="CenturyGothic"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class="text" style:default-outline-level="2">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text:style-name="Numbering_20_Symbols" style:num-prefix=" " style:num-suffix="." style:num-format="1"/>
      <text:outline-level-style text:level="2" text:style-name="Numbering_20_Symbols" style:num-prefix=" " style:num-suffix="." style:num-format="1" text:display-levels="2"/>
      <text:outline-level-style text:level="3" text:style-name="Numbering_20_Symbols" style:num-prefix=" " style:num-suffix=")" style:num-format="a"/>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next-style-name="First_20_Page">
      <style:footer>
        <text:p text:style-name="P1"><text:page-number text:select-page="current">2</text:page-number></text:p>
      </style:footer>
    </style:master-page>
    <style:master-page style:name="HTML" style:page-layout-name="pm2"/>
    <style:master-page style:name="First_20_Page" style:display-name="First Page" style:page-layout-name="pm3" style:next-style-name="Index">
      <style:footer>
        <text:p text:style-name="P1"><text:page-number text:select-page="current">2</text:page-number></text:p>
      </style:footer>
    </style:master-page>
    <style:master-page style:name="Footnote" style:page-layout-name="pm4"/>
    <style:master-page style:name="Index" style:page-layout-name="pm5">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DD JavaScript</dc:title>
    <dc:description>TDD JavaScript</dc:description>
    <dc:subject>TDD JavaScript</dc:subject>
    <meta:initial-creator>Rob Levin</meta:initial-creator>
    <meta:creation-date>2009-10-19T20:26:35</meta:creation-date>
    <dc:creator>Rob Levin</dc:creator>
    <dc:date>2009-10-19T22:00:18</dc:date>
    <meta:keyword>TDD JavaScript</meta:keyword>
    <meta:editing-cycles>15</meta:editing-cycles>
    <meta:editing-duration>PT1H31M26S</meta:editing-duration>
    <meta:user-defined meta:name="License">http://creativecommons.org/licenses/by-nc-sa/3.0 </meta:user-defined>
    <meta:user-defined meta:name="Info 2"/>
    <meta:user-defined meta:name="Info 3"/>
    <meta:user-defined meta:name="Info 4"/>
    <meta:document-statistic meta:table-count="1" meta:image-count="0" meta:object-count="0" meta:page-count="8" meta:paragraph-count="67" meta:word-count="816" meta:character-count="4858"/>
  </office:meta>
</office:document-meta>
</file>